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2335" officeooo:paragraph-rsid="00022335"/>
    </style:style>
    <style:style style:name="T1" style:family="text">
      <style:text-properties officeooo:rsid="00038b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viagem de Anne...</text:p>
      <text:p text:style-name="P1"/>
      <text:p text:style-name="P1">Anne é uma garota que foi criada no interior de uma cidade Brasileira, Divinópolis, e, desde que se entende por gente tenta combater a opressão e o machismo que é diário em sua realidade social. Esta cresce com pensamento de independência e properidade a sua vida; Rebelde, sai de casa e tenta desbravar o mundo com <text:span text:style-name="T1">suas proprias</text:span>, passando por poucas e boas no meio do caminho. Com o passar do tempo, Anne descobre que tem o poder de quebrar a barreira espaço temporal, ao transcender em seus sonhos, e poder refazer sua vida, modificar momentos importantes e históricos. O que será que Anne fará com tanto poder na sua<text:span text:style-name="T1">s</text:span> mão<text:span text:style-name="T1">s</text:span>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5T16:34:08.362013376</meta:creation-date>
    <dc:date>2016-01-05T17:04:39.886584838</dc:date>
    <meta:editing-duration>PT11S</meta:editing-duration>
    <meta:editing-cycles>1</meta:editing-cycles>
    <meta:document-statistic meta:table-count="0" meta:image-count="0" meta:object-count="0" meta:page-count="1" meta:paragraph-count="2" meta:word-count="115" meta:character-count="645" meta:non-whitespace-character-count="532"/>
    <meta:generator>LibreOffice/4.2.8.2$Linux_X86_64 LibreOffice_project/420m0$Build-2</meta:generator>
  </office:meta>
</office:document-meta>
</file>